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Standard">
      <style:paragraph-properties fo:margin-top="0cm" fo:margin-bottom="0.499cm" style:contextual-spacing="false"/>
    </style:style>
    <style:style style:name="P3" style:family="paragraph" style:parent-style-name="Standard">
      <style:paragraph-properties fo:margin-top="0cm" fo:margin-bottom="0.499cm" style:contextual-spacing="false"/>
    </style:style>
    <style:style style:name="P4" style:family="paragraph" style:parent-style-name="Standard">
      <style:paragraph-properties fo:margin-top="0cm" fo:margin-bottom="0.499cm" style:contextual-spacing="false"/>
      <style:text-properties officeooo:rsid="001cb0a3" officeooo:paragraph-rsid="001cb0a3"/>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ink : https://www.hackerrank.com/challenges/angry-professor/problem</text:p>
      <text:p text:style-name="P2"/>
      <text:p text:style-name="P2">A Discrete Mathematics professor has a class of students. Frustrated with their lack of discipline, the professor decides to cancel class if fewer than some number of students are present when class starts. Arrival times go from on time (<text:bookmark text:name="MathJax-Element-1-Frame"/>) to arrived late (<text:bookmark text:name="MathJax-Element-2-Frame"/></text:p>
      <text:p text:style-name="Text_20_body">).</text:p>
      <text:p text:style-name="Text_20_body">Given the arrival time of each student and a threshhold number of attendees, determine if the class is cancelled. </text:p>
      <text:p text:style-name="Text_20_body"><text:span text:style-name="Strong_20_Emphasis">Example</text:span> </text:p>
      <text:p text:style-name="Text_20_body"><text:bookmark text:name="MathJax-Element-3-Frame"/><text:line-break/><text:bookmark text:name="MathJax-Element-4-Frame"/><text:line-break/><text:bookmark text:name="MathJax-Element-5-Frame"/>The first <text:bookmark text:name="MathJax-Element-6-Frame"/>students arrived on. The last <text:bookmark text:name="MathJax-Element-7-Frame"/>were late. The threshold is <text:bookmark text:name="MathJax-Element-8-Frame"/></text:p>
      <text:p text:style-name="Text_20_body">students, so class will go on. Return <text:span text:style-name="Source_20_Text">YES</text:span>. </text:p>
      <text:p text:style-name="Text_20_body"><text:span text:style-name="Strong_20_Emphasis">Note:</text:span> Non-positive arrival times (<text:bookmark text:name="MathJax-Element-9-Frame"/></text:p>
      <text:p text:style-name="Text_20_body"><text:bookmark text:name="MathJax-Element-9-Frame Copia 1"/><text:bookmark text:name="MathJax-Element-9-Frame Copia 2"/><text:bookmark text:name="MathJax-Element-9-Frame Copia 3"/><text:bookmark text:name="MathJax-Element-9-Frame Copia 4"/><text:bookmark text:name="MathJax-Element-9-Frame Copia 5"/>) indicate the student arrived early or on time; positive arrival times (<text:bookmark text:name="MathJax-Element-10-Frame"/>) indicate the student arrived <text:bookmark text:name="MathJax-Element-11-Frame"/></text:p>
      <text:p text:style-name="Text_20_body">minutes late. </text:p>
      <text:p text:style-name="Text_20_body"><text:span text:style-name="Strong_20_Emphasis">Function Description</text:span></text:p>
      <text:p text:style-name="Text_20_body">Complete the <text:span text:style-name="Emphasis">angryProfessor</text:span> function in the editor below. It must return <text:span text:style-name="Source_20_Text">YES</text:span> if class is cancelled, or <text:span text:style-name="Source_20_Text">NO</text:span> otherwise. </text:p>
      <text:p text:style-name="Text_20_body">angryProfessor has the following parameter(s): </text:p>
      <text:list text:style-name="L1">
        <text:list-item>
          <text:p text:style-name="P6"><text:span text:style-name="Emphasis">int k</text:span>: the threshold number of students </text:p>
        </text:list-item>
        <text:list-item>
          <text:p text:style-name="P5"><text:span text:style-name="Emphasis">int a[n]</text:span>: the arrival times of the <text:bookmark text:name="MathJax-Element-12-Frame"/></text:p>
        </text:list-item>
      </text:list>
      <text:list text:style-name="L2">
        <text:list-item>
          <text:p text:style-name="P7">students </text:p>
        </text:list-item>
      </text:list>
      <text:p text:style-name="Text_20_body"><text:span text:style-name="Strong_20_Emphasis">Returns</text:span> </text:p>
      <text:list text:style-name="L3">
        <text:list-item>
          <text:p text:style-name="P8"><text:span text:style-name="Emphasis">string:</text:span> either <text:span text:style-name="Source_20_Text">YES</text:span> or <text:span text:style-name="Source_20_Text">NO</text:span> </text:p>
        </text:list-item>
      </text:list>
      <text:p text:style-name="Text_20_body"><text:span text:style-name="Strong_20_Emphasis">Input Format</text:span></text:p>
      <text:p text:style-name="Text_20_body">The first line of input contains <text:bookmark text:name="MathJax-Element-1-Frame Copia 1"/></text:p>
      <text:p text:style-name="Text_20_body">, the number of test cases. </text:p>
      <text:p text:style-name="Text_20_body">Each test case consists of two lines. </text:p>
      <text:p text:style-name="Text_20_body">The first line has two space-separated integers, <text:bookmark text:name="MathJax-Element-2-Frame Copia 1"/></text:p>
      <text:p text:style-name="Text_20_body">and <text:bookmark text:name="MathJax-Element-3-Frame Copia 1"/>, the number of students (size of <text:bookmark text:name="MathJax-Element-4-Frame Copia 1"/>) and the cancellation threshold. <text:line-break/>The second line contains <text:bookmark text:name="MathJax-Element-5-Frame Copia 1"/>space-separated integers (<text:bookmark text:name="MathJax-Element-6-Frame Copia 1"/><text:bookmark text:name="MathJax-Element-6-Frame Copia 2"/><text:bookmark text:name="MathJax-Element-6-Frame Copia 3"/><text:bookmark text:name="MathJax-Element-6-Frame Copia 4"/><text:bookmark text:name="MathJax-Element-6-Frame Copia 5"/><text:bookmark text:name="MathJax-Element-6-Frame Copia 6"/><text:bookmark text:name="MathJax-Element-6-Frame Copia 7"/><text:bookmark text:name="MathJax-Element-6-Frame Copia 8"/><text:bookmark text:name="MathJax-Element-6-Frame Copia 9"/><text:bookmark text:name="MathJax-Element-6-Frame Copia 10"/><text:bookmark text:name="MathJax-Element-6-Frame Copia 11"/><text:bookmark text:name="MathJax-Element-6-Frame Copia 12"/><text:bookmark text:name="MathJax-Element-6-Frame Copia 13"/><text:bookmark text:name="MathJax-Element-6-Frame Copia 14"/><text:bookmark text:name="MathJax-Element-6-Frame Copia 15"/><text:bookmark text:name="MathJax-Element-6-Frame Copia 16"/></text:p>
      <text:p text:style-name="Text_20_body">) that describe the arrival times for each student.</text:p>
      <text:p text:style-name="Text_20_body"><text:span text:style-name="Strong_20_Emphasis">Constraints</text:span></text:p>
      <text:list text:style-name="L4">
        <text:list-item>
          <text:p text:style-name="P9"><text:bookmark text:name="MathJax-Element-1-Frame Copia 2"/><text:soft-page-break/></text:p>
        </text:list-item>
      </text:list>
      <text:p text:style-name="Text_20_body"><text:bookmark text:name="MathJax-Element-4-Frame Copia 2"/><text:bookmark text:name="MathJax-Element-4-Frame Copia 3"/><text:bookmark text:name="MathJax-Element-4-Frame Copia 4"/><text:bookmark text:name="MathJax-Element-4-Frame Copia 5"/><text:bookmark text:name="MathJax-Element-4-Frame Copia 6"/><text:bookmark text:name="MathJax-Element-4-Frame Copia 7"/><text:bookmark text:name="MathJax-Element-4-Frame Copia 8"/><text:bookmark text:name="MathJax-Element-4-Frame Copia 9"/><text:bookmark text:name="MathJax-Element-4-Frame Copia 10"/><text:bookmark text:name="MathJax-Element-4-Frame Copia 11"/><text:bookmark text:name="MathJax-Element-4-Frame Copia 12"/><text:bookmark text:name="MathJax-Element-4-Frame Copia 13"/><text:bookmark text:name="MathJax-Element-4-Frame Copia 14"/><text:bookmark text:name="MathJax-Element-4-Frame Copia 15"/><text:bookmark text:name="MathJax-Element-4-Frame Copia 16"/><text:bookmark text:name="MathJax-Element-4-Frame Copia 17"/><text:bookmark text:name="MathJax-Element-4-Frame Copia 18"/><text:bookmark text:name="MathJax-Element-4-Frame Copia 19"/><text:bookmark text:name="MathJax-Element-4-Frame Copia 20"/><text:bookmark text:name="MathJax-Element-4-Frame Copia 21"/><text:bookmark text:name="MathJax-Element-4-Frame Copia 22"/><text:bookmark text:name="MathJax-Element-3-Frame Copia 2"/><text:bookmark text:name="MathJax-Element-3-Frame Copia 3"/><text:bookmark text:name="MathJax-Element-3-Frame Copia 4"/><text:bookmark text:name="MathJax-Element-3-Frame Copia 5"/><text:bookmark text:name="MathJax-Element-3-Frame Copia 6"/><text:bookmark text:name="MathJax-Element-2-Frame Copia 2"/><text:bookmark text:name="MathJax-Element-2-Frame Copia 3"/><text:bookmark text:name="MathJax-Element-2-Frame Copia 4"/><text:bookmark text:name="MathJax-Element-2-Frame Copia 5"/><text:bookmark text:name="MathJax-Element-1-Frame Copia 3"/><text:bookmark text:name="MathJax-Element-1-Frame Copia 4"/><text:bookmark text:name="MathJax-Element-1-Frame Copia 5"/><text:span text:style-name="Strong_20_Emphasis">Sample Input</text:span></text:p>
      <text:p text:style-name="Preformatted_20_Text"><text:span text:style-name="Source_20_Text">2</text:span></text:p>
      <text:p text:style-name="Preformatted_20_Text"><text:span text:style-name="Source_20_Text">4 3</text:span></text:p>
      <text:p text:style-name="Preformatted_20_Text"><text:span text:style-name="Source_20_Text">-1 -3 4 2</text:span></text:p>
      <text:p text:style-name="Preformatted_20_Text"><text:span text:style-name="Source_20_Text">4 2</text:span></text:p>
      <text:p text:style-name="P1"><text:span text:style-name="Source_20_Text">0 -1 2 1</text:span></text:p>
      <text:p text:style-name="Text_20_body"><text:span text:style-name="Strong_20_Emphasis">Sample Output</text:span></text:p>
      <text:p text:style-name="Preformatted_20_Text"><text:span text:style-name="Source_20_Text">YES</text:span></text:p>
      <text:p text:style-name="P1"><text:span text:style-name="Source_20_Text">NO</text:span></text:p>
      <text:p text:style-name="Text_20_body"><text:span text:style-name="Strong_20_Emphasis">Explanation</text:span></text:p>
      <text:p text:style-name="Text_20_body">For the first test case, <text:bookmark text:name="MathJax-Element-1-Frame Copia 6"/></text:p>
      <text:p text:style-name="Text_20_body"><text:bookmark text:name="MathJax-Element-1-Frame Copia 7"/><text:bookmark text:name="MathJax-Element-1-Frame Copia 8"/>. The professor wants at least <text:bookmark text:name="MathJax-Element-2-Frame Copia 6"/>students in attendance, but only <text:bookmark text:name="MathJax-Element-3-Frame Copia 7"/>have arrived on time (<text:bookmark text:name="MathJax-Element-4-Frame Copia 23"/><text:bookmark text:name="MathJax-Element-4-Frame Copia 24"/> and <text:bookmark text:name="MathJax-Element-5-Frame Copia 2"/><text:bookmark text:name="MathJax-Element-5-Frame Copia 3"/></text:p>
      <text:p text:style-name="Text_20_body">) so the class is cancelled.</text:p>
      <text:p text:style-name="Text_20_body">For the second test case, <text:bookmark text:name="MathJax-Element-6-Frame Copia 17"/></text:p>
      <text:p text:style-name="Text_20_body"><text:bookmark text:name="MathJax-Element-6-Frame Copia 18"/><text:bookmark text:name="MathJax-Element-6-Frame Copia 19"/>. The professor wants at least <text:bookmark text:name="MathJax-Element-7-Frame Copia 1"/>students in attendance, and there are <text:bookmark text:name="MathJax-Element-8-Frame Copia 1"/>who arrived on time (<text:bookmark text:name="MathJax-Element-9-Frame Copia 6"/> and <text:bookmark text:name="MathJax-Element-10-Frame Copia 1"/><text:bookmark text:name="MathJax-Element-10-Frame Copia 2"/>). The class is <text:span text:style-name="Emphasis">not</text:span> cancelled.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31T22:47:25.213000000</meta:creation-date>
    <dc:date>2023-08-05T16:09:56.117000000</dc:date>
    <meta:editing-duration>PT1M19S</meta:editing-duration>
    <meta:editing-cycles>2</meta:editing-cycles>
    <meta:generator>LibreOffice/7.5.3.2$Windows_X86_64 LibreOffice_project/9f56dff12ba03b9acd7730a5a481eea045e468f3</meta:generator>
    <meta:document-statistic meta:table-count="0" meta:image-count="0" meta:object-count="0" meta:page-count="2" meta:paragraph-count="42" meta:word-count="299" meta:character-count="1727" meta:non-whitespace-character-count="1450"/>
  </office:meta>
</office:document-meta>
</file>